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25" style:family="paragraph" style:parent-style-name="Standard" style:list-style-name="L3">
      <style:text-properties fo:font-size="13pt" fo:font-weight="bold" style:font-size-asian="13pt" style:font-weight-asian="bold" style:font-size-complex="13pt" style:font-weight-complex="bold"/>
    </style:style>
    <style:style style:name="P26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27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28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9</text:span> <text:span text:style-name="T1">miles in the last week</text:span></text:p>
      <text:list xml:id="list248379432916347515" text:style-name="L1">
        <text:list-item>
          <text:list>
            <text:list-header>
              <text:p text:style-name="P24"/>
            </text:list-header>
          </text:list>
        </text:list-item>
      </text:list>
      <text:p text:style-name="P6"><text:soft-page-break/></text:p>
      <text:p text:style-name="P1"><text:span text:style-name="T2">Sat </text:span><text:span text:style-name="T3">12/31/16 </text:span>3.5 miles</text:p>
      <text:p text:style-name="P6">It was cold and I ran on a snowy slippery hilly road.</text:p>
      <text:p text:style-name="P6">I warmed up with a ¼ mile walk and jog. Then I ran 3 miles in 34:54 and warmed down with a ¼ mile walk and jog.</text:p>
      <text:p text:style-name="P6"/>
      <text:p text:style-name="P6">Sun 1/1/17 <text:span text:style-name="T1">7.5 miles</text:span></text:p>
      <text:p text:style-name="P6">I ran 7.25 miles on the Ernst Trail in 1:12:33 or 10:00/mile. The first ¼ mile the trail was covered with packed snow. <text:s/>After that there were just a few small areas that were slippery.</text:p>
      <text:p text:style-name="P6">I warmed down with a ¼ mile walk. </text:p>
      <text:p text:style-name="P1"/>
      <text:p text:style-name="P6">Mon 1/2/17 <text:span text:style-name="T1">5.75 miles</text:span></text:p>
      <text:p text:style-name="P6">I ran with Jim Fitch on the Ernst Trail. <text:s/>We warmed up with a ¼ miles walk,</text:p>
      <text:p text:style-name="P6">ran 4 miles in 45:13 with the last ½ mile in 4:32, and then walked 0.15 miles. </text:p>
      <text:p text:style-name="P6">Then we ran a mile in 10:43 and warmed down with a 0.35 mile walk. <text:s/></text:p>
      <text:p text:style-name="P6">The trail had some slippery spots.</text:p>
      <text:p text:style-name="P6"/>
      <text:p text:style-name="P6">Tues 1/3/17 <text:span text:style-name="T1">3.75 miles</text:span></text:p>
      <text:p text:style-name="P6">On the indoor track I ran a mile with no shoes in 9:48 and rested a few minutes. </text:p>
      <text:p text:style-name="P6">2.25 miles with shoes in 21:37 or 9:36/mile</text:p>
      <text:p text:style-name="P6">walked ½ mile in 8 minutes</text:p>
      <text:p text:style-name="P6"/>
      <text:p text:style-name="P6">Wed 1/4/17 <text:span text:style-name="T1">5.5 miles</text:span></text:p>
      <text:p text:style-name="P6">I ran 2 miles on the indoor track with no shoes. Time: 17:32 or 8:46/mile</text:p>
      <text:p text:style-name="P6">rested 7 minutes</text:p>
      <text:p text:style-name="P6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6"/>
      <text:p text:style-name="P6">Thur 1/5/17 <text:span text:style-name="T1">5.75 miles</text:span></text:p>
      <text:p text:style-name="P6">I ran with Jim Fitch and Tiffany Hrach on the indoor track.</text:p>
      <text:p text:style-name="P6">We warmed up with 1.1 miles, ¼ mile of drills,1/8 mile in 64s and 1/8 mile walk. </text:p>
      <text:p text:style-name="P6">We ran 8 x ¼ mile with a 1/8 mile jog after each ¼. <text:s/>The ¼'s averaged 2:08 and the jogs were all about 2 minutes. We warmed down with a ¼ mile walk.</text:p>
      <text:p text:style-name="P6">Later on I walked a mile in 16 minutes with Mary Jane.</text:p>
      <text:p text:style-name="P6"/>
      <text:p text:style-name="P6">Fri 1/6/17 <text:span text:style-name="T1">5 miles</text:span></text:p>
      <text:p text:style-name="P6">I ran 1 mile on the indoor track with no shoes in 8:01 and then rested 8 minutes.</text:p>
      <text:p text:style-name="P6">On a treadmill with shoes I further warmed up with a half mile at various paces. Time = 4:30</text:p>
      <text:p text:style-name="P6">I rested 3 minutes and then ran 6 x ¼ mile with a ¼ mile jog before each ¼ mile run.</text:p>
      <text:p text:style-name="P6">The times for the runs were 2:00 and the times for the jogs were about 3:00.</text:p>
      <text:p text:style-name="P6">Warmed down with a ½ mile in 5:00. </text:p>
      <text:p text:style-name="P1"/>
      <text:p text:style-name="P1"/>
      <text:p text:style-name="P1">36.75 miles in the last week</text:p>
      <text:p text:style-name="P6"><text:soft-page-break/></text:p>
      <text:p text:style-name="P6">Sat 1/7/17 <text:span text:style-name="T1">6.25 miles</text:span></text:p>
      <text:p text:style-name="P6">I ran on a treadmill in the Meadville YMCA, 6 miles in 50:49 or 8:28/mile.</text:p>
      <text:p text:style-name="P6">Splits: 8:57, 8:49, 8:42, 8:29, 8:07, 7:45</text:p>
      <text:p text:style-name="P6">warm down: ¼ mile in 2:17</text:p>
      <text:p text:style-name="P6"/>
      <text:p text:style-name="P6">Sun 1/8/17 <text:span text:style-name="T1">5.25 miles</text:span></text:p>
      <text:p text:style-name="P6">I ran on a treadmill in the Meadville YMCA, 5 miles in 45:01 or 9:00/mile.</text:p>
      <text:p text:style-name="P6">warm down: ¼ mile in 2:46</text:p>
      <text:p text:style-name="P6"/>
      <text:p text:style-name="P6">Mon 1/9/17 <text:span text:style-name="T1">5 miles</text:span></text:p>
      <text:p text:style-name="P6">I ran 1 mile without shoes on the indoor track in 8:49 and then rested 6 minutes.</text:p>
      <text:p text:style-name="P6">I then ran 6 x ¼ mile on a treadmill with ¼ mile jog before each run.</text:p>
      <text:p text:style-name="P6">Times for the runs were 2:00 and times for the jogs were all about 3:00.</text:p>
      <text:p text:style-name="P6">I warmed down with a mile 10:00.</text:p>
      <text:p text:style-name="P6"/>
      <text:p text:style-name="P6">Tues 1/10/17 <text:span text:style-name="T1">5.5 miles</text:span></text:p>
      <text:p text:style-name="P6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6"/>
      <text:p text:style-name="P6">Wed 1/11/17 <text:s/><text:span text:style-name="T1">5 miles</text:span></text:p>
      <text:p text:style-name="P6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6">I rested 6 minutes and jogged ½ mile home.</text:p>
      <text:p text:style-name="P6"/>
      <text:p text:style-name="P6">Thur 1/12/17 <text:span text:style-name="T1">4.9 miles</text:span></text:p>
      <text:p text:style-name="P6">I ran with Tiffany, Sharon, Veronica, and Jim on the indoor track.</text:p>
      <text:p text:style-name="P6">1.25 mile warm up including 0.25 miles of drills and rested a minute</text:p>
      <text:p text:style-name="P6">We ran 5K in 29:17 taking turns leading every half mile and finishing together.</text:p>
      <text:p text:style-name="P6">All miles were right around 9:28 and the last 0.1 miles in 52 s.</text:p>
      <text:p text:style-name="P6">Warmed down with ½ mile easy.</text:p>
      <text:p text:style-name="P6"/>
      <text:p text:style-name="P6">Fri 1/13/17 <text:span text:style-name="T1">5 miles</text:span></text:p>
      <text:p text:style-name="P6">I ran on a treadmill:</text:p>
      <text:p text:style-name="P6">1 mile warm up at various paces in 10 minutes and rested 2 minutes</text:p>
      <text:p text:style-name="P6">3 miles in 25:28, <text:s/>Splits: 9:01, 8:27, 8:00</text:p>
      <text:p text:style-name="P6">1 mile warm down in 10:26</text:p>
      <text:p text:style-name="P6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6">I ran on a treadmill.</text:p>
      <text:p text:style-name="P6">I warmed up with a 1 mile run in 10:00 and a 1 mile run at various pace and a minute rest.</text:p>
      <text:p text:style-name="P6">6 x ¼ mile run with a ¼ mile jog after each run</text:p>
      <text:p text:style-name="P6">The runs were all in 2:00 and the jogs were all about 2:50.</text:p>
      <text:p text:style-name="P6"/>
      <text:p text:style-name="P6">Sun 1/15/17 <text:s/><text:span text:style-name="T1">6.5 miles</text:span></text:p>
      <text:p text:style-name="P6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6"/>
      <text:p text:style-name="P6">Mon 1/16/17 <text:span text:style-name="T1">6.1 miles</text:span></text:p>
      <text:p text:style-name="P6">I ran 2 miles on the indoor track without shoes. The last ½ mile was in 4:00.</text:p>
      <text:p text:style-name="P6">Splits: 9:18, 8:18</text:p>
      <text:p text:style-name="P6">I jogged 0.1 miles and rested 5 minutes.</text:p>
      <text:p text:style-name="P6">On a treadmill I ran with shoes 4 x ¼ mile and 1 x ½ mile. <text:s/>I jogged ¼ mile before each run and a ¼ mile at the end. <text:s text:c="2"/>Running pace was 8:00/mi and jogging pace was 11:20/mile.</text:p>
      <text:p text:style-name="P6">In the afternoon I walked 1 mile on the indoor track with Mary Jane.</text:p>
      <text:p text:style-name="P6"/>
      <text:p text:style-name="P6">Tues 1/17/17 <text:s/><text:span text:style-name="T1">5.25 miles</text:span></text:p>
      <text:p text:style-name="P6">I ran with Tiffany Hrach on the indoor track.</text:p>
      <text:p text:style-name="P6">1.5 mile warm up including 0.25 miles of drills.</text:p>
      <text:p text:style-name="P6">5 x ½ mile with ¼ jog after each run. <text:s/>The runs were all about 4:40 and the jogs about 3:25.</text:p>
      <text:p text:style-name="P6"/>
      <text:p text:style-name="P6">Wed 1/18/17 <text:span text:style-name="T1">4 miles</text:span></text:p>
      <text:p text:style-name="P6">I ran 1 mile on the indoor track with no shoes in 8:41. <text:s/>Splits: 4:40, 4:01</text:p>
      <text:p text:style-name="P6">rested 5:00</text:p>
      <text:p text:style-name="P6">With shoes on I walked and ran 3 miles with all miles near 11:00. I walked ¼ mile during every <text:s/>mile. <text:s/>Walking pace about 14:00/mile and running pace about 10:00/mile. </text:p>
      <text:p text:style-name="P6"/>
      <text:p text:style-name="P6">Thur 1/19/17 <text:s/><text:span text:style-name="T1">5 miles</text:span></text:p>
      <text:p text:style-name="P6">I ran with Sharon, Veronica and Jim on the indoor track.</text:p>
      <text:p text:style-name="P6">We warmed up with 1.4 miles including ¼ mile of drills and 1/8 mile in 1:10 and rested 1:00. </text:p>
      <text:p text:style-name="P6">Then we ran 5 x ½ mile with ¼ mile jog between each run and 1/8 mile jog at the end. <text:s/></text:p>
      <text:p text:style-name="P6">The ½ mile runs averaged 4:40.</text:p>
      <text:p text:style-name="P6"/>
      <text:p text:style-name="P6">Fri 1/20/17 <text:s/><text:span text:style-name="T1">5 miles</text:span></text:p>
      <text:p text:style-name="P6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26"/>
      <text:p text:style-name="P26"><text:soft-page-break/><text:span text:style-name="T2">Sat 1/21/17 </text:span>5.25 miles</text:p>
      <text:p text:style-name="P27">I walked and ran out and back on hilly roads. <text:s/>I ran 4 x 1 mile with a ¼ mile walk before each mile and a ¼ mile walk at the end. <text:s/>The mile times averaged 9:17. <text:s/>The walking pace averaged 13:20/mile.</text:p>
      <text:p text:style-name="P27"/>
      <text:p text:style-name="P27">Sun 1/22/17 <text:s/><text:span text:style-name="T1">6.3 miles</text:span></text:p>
      <text:p text:style-name="P27">I walked and ran 6 miles on hilly roads. <text:s/>I walked about 0.2 miles at the beginning of each half mile and averaged about 12:00/mile. <text:s/>Then I warmed down with a 0.3 mile walk.</text:p>
      <text:p text:style-name="P27"/>
      <text:p text:style-name="P27">Mon 1/23/17 <text:span text:style-name="T1">5.5 miles</text:span></text:p>
      <text:p text:style-name="P27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27"/>
      <text:p text:style-name="P27">Tues 1/24/17 <text:s/><text:span text:style-name="T1">4.5 miles</text:span></text:p>
      <text:p text:style-name="P27">I warmed up with ½ mile jog to indoor track and 1 mile on the indoor track with no shoes in 10:28 and rested 3 minutes.</text:p>
      <text:p text:style-name="P27">I walked and ran 3 miles with shoes on. <text:s/>I walked 0.16 miles at the beginning of each ½ mile and averaged 11:37/mile. <text:s/>My walking pace was about 14:40/mile and my running pace was about 10:10/mile.</text:p>
      <text:p text:style-name="P27">Note: <text:s/>I think a good routine for the middle miles of a 50 miler (where the course is flat and I want to average about 12:00/mile) would be:</text:p>
      <text:list xml:id="list5080501691067538452" text:style-name="L2">
        <text:list-item>
          <text:p text:style-name="P28">Walk 0.15 miles at the beginning of each ½ mile and then run the remaining 0.35 miles.</text:p>
        </text:list-item>
        <text:list-item>
          <text:p text:style-name="P28">If I want to average about 12:00/mile, the walking pace should be close 14:45/mile and the running pace should be close to 10:45/mile.</text:p>
        </text:list-item>
        <text:list-item>
          <text:p text:style-name="P28">Check the above: <text:s/>0.15 x 14.75 + 0.35 x 10.75 = 6 minutes. <text:s/>i.e. 6 minutes per ½ mile</text:p>
        </text:list-item>
      </text:list>
      <text:p text:style-name="P27"/>
      <text:p text:style-name="P27">Wed 1/25/17 <text:s/><text:span text:style-name="T1">5.5 miles</text:span></text:p>
      <text:p text:style-name="P27">½ mile jog to the indoor track and rested 3 minutes</text:p>
      <text:p text:style-name="P27">I ran 3 miles on the track with no shoes with the last ½ mile in 3:54, splits: 8:55, 8:42, 8:07.</text:p>
      <text:p text:style-name="P27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27"/>
      <text:p text:style-name="P27">Thur 1/26/17 <text:s/><text:span text:style-name="T1">4.25 miles</text:span></text:p>
      <text:p text:style-name="P27">I ran 4.25 miles on the indoor track with Tiffany, Sharon and Jim. <text:s/>Included was a 1 mile run in 8:55 during which we all took turns leading for ¼ mile. <text:s/></text:p>
      <text:p text:style-name="P27"/>
      <text:p text:style-name="P27">Fri 1/27/17 <text:s/><text:span text:style-name="T1">5.8 miles</text:span></text:p>
      <text:p text:style-name="P27">I ran 1 mile on the indoor track with no shoes in 8:45 and rested 8 minutes.</text:p>
      <text:p text:style-name="P27">On a treadmill I ran 4 miles and averaged 8:30/mile. <text:s/>Warmed down with 0.8 miles</text:p>
      <text:p text:style-name="P27">Splits for the 4 mile run: 8:59, 8:41, 8:20, 8:00 <text:s/></text:p>
      <text:p text:style-name="P27"/>
      <text:p text:style-name="P26">37.2 miles in the last week</text:p>
      <text:p text:style-name="P27"/>
      <text:p text:style-name="P6"><text:soft-page-break/></text:p>
      <text:list xml:id="list1845952347897637506" text:style-name="L3">
        <text:list-item>
          <text:list>
            <text:list-header>
              <text:p text:style-name="P2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1-27T13:20:25.42</dc:date>
    <dc:creator>James Lombardi</dc:creator>
    <meta:editing-duration>PT8H8M</meta:editing-duration>
    <meta:editing-cycles>44</meta:editing-cycles>
    <meta:document-statistic meta:table-count="0" meta:image-count="0" meta:object-count="0" meta:page-count="17" meta:paragraph-count="533" meta:word-count="5833" meta:character-count="28826"/>
  </office:meta>
</office:document-meta>
</file>